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b906" officeooo:paragraph-rsid="0014b906"/>
    </style:style>
    <style:style style:name="P2" style:family="paragraph" style:parent-style-name="Standard">
      <style:text-properties officeooo:rsid="001581e6" officeooo:paragraph-rsid="001581e6"/>
    </style:style>
    <style:style style:name="P3" style:family="paragraph" style:parent-style-name="Standard">
      <style:text-properties officeooo:rsid="00164c6b" officeooo:paragraph-rsid="00164c6b"/>
    </style:style>
    <style:style style:name="T1" style:family="text">
      <style:text-properties officeooo:rsid="001581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dufgiasufguiasfuiuifgy<text:span text:style-name="T1">dsdfsd</text:span></text:p>
      <text:p text:style-name="P2">f</text:p>
      <text:p text:style-name="P2">sd</text:p>
      <text:p text:style-name="P2">f</text:p>
      <text:p text:style-name="P2"/>
      <text:p text:style-name="P2">sd</text:p>
      <text:p text:style-name="P2">f</text:p>
      <text:p text:style-name="P2">sd</text:p>
      <text:p text:style-name="P2">f</text:p>
      <text:p text:style-name="P2">sd</text:p>
      <text:p text:style-name="P2">sdf</text:p>
      <text:p text:style-name="P3">xdfjkgbaibgib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4T19:36:36.161898600</meta:creation-date>
    <dc:date>2025-09-24T20:05:33.474826973</dc:date>
    <meta:editing-duration>PT6M</meta:editing-duration>
    <meta:editing-cycles>3</meta:editing-cycles>
    <meta:generator>LibreOffice/24.2.6.2$Linux_X86_64 LibreOffice_project/420$Build-2</meta:generator>
    <meta:document-statistic meta:table-count="0" meta:image-count="0" meta:object-count="0" meta:page-count="1" meta:paragraph-count="11" meta:word-count="11" meta:character-count="58" meta:non-whitespace-character-count="58"/>
  </office:meta>
</office:document-meta>
</file>